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 style:list-style-name="WWNum1">
      <style:paragraph-properties fo:margin-left="0.5in" fo:margin-right="0in" fo:margin-top="0in" fo:margin-bottom="0.222in" loext:contextual-spacing="false" fo:line-height="100%" fo:orphans="0" fo:widows="0" fo:text-indent="-0.25in" style:auto-text-indent="false"/>
    </style:style>
    <style:style style:name="P6" style:family="paragraph" style:parent-style-name="Standard">
      <style:paragraph-properties fo:margin-left="0.5in" fo:margin-right="0in" fo:margin-top="0in" fo:margin-bottom="0.222in" loext:contextual-spacing="false" fo:line-height="100%" fo:orphans="0" fo:widows="0" fo:text-indent="0in" style:auto-text-indent="false"/>
    </style:style>
    <style:style style:name="P7" style:family="paragraph" style:parent-style-name="Standard">
      <style:paragraph-properties fo:margin-top="0in" fo:margin-bottom="0.222in" loext:contextual-spacing="false" fo:line-height="100%" fo:orphans="0" fo:widows="0"/>
    </style:style>
    <style:style style:name="P8" style:family="paragraph" style:parent-style-name="Standard">
      <style:paragraph-properties fo:margin-top="0in" fo:margin-bottom="0.222in" loext:contextual-spacing="false" fo:line-height="100%" fo:orphans="0" fo:widows="0"/>
      <style:text-properties fo:color="#434343" style:font-name="Times New Roman" fo:font-size="12pt" style:font-name-asian="Times New Roman1" style:font-size-asian="12pt" style:font-name-complex="Times New Roman1" style:font-size-complex="12pt" fo:background-color="#ffffff"/>
    </style:style>
    <style:style style:name="P9" style:family="paragraph" style:parent-style-name="Standard" style:master-page-name="Standard">
      <style:paragraph-properties style:page-number="1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ff0000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3" style:family="text">
      <style:text-properties fo:color="#ff0000"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434343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434343" style:font-name="Times New Roman" fo:font-size="12pt" style:font-name-asian="Times New Roman1" style:font-size-asian="12pt" style:font-name-complex="Times New Roman1" style:font-size-complex="12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說明：請各位使用此template進行Report撰寫，如果想要用其他排版模式也請註明</text:span><text:span text:style-name="T2">題號以及題目內容（請勿擅自更改題號）</text:span><text:span text:style-name="T1">，最後上傳至github前，請務必轉成</text:span><text:span text:style-name="T2">PDF</text:span><text:span text:style-name="T1">檔，並且命名為</text:span><text:span text:style-name="T3">report.pdf</text:span><text:span text:style-name="T1">，否則將不予計分。</text:span></text:p>
      <text:p text:style-name="Standard"><text:span text:style-name="T1">中英文皆可，但助教</text:span><text:span text:style-name="T2">強烈建議使用中文</text:span><text:span text:style-name="T1">。</text:span></text:p>
      <text:p text:style-name="P1"><text:span text:style-name="T1">----------------------------------------閱讀完以上文字請刪除---------------------------------------</text:span></text:p>
      <text:p text:style-name="P3"/>
      <text:p text:style-name="P4"><text:span text:style-name="T1">學號：B01234567 系級： 電機四 <text:s/>姓名：李宏一級拌~</text:span></text:p>
      <text:p text:style-name="P2"/>
      <text:list xml:id="list764147394" text:style-name="WWNum1">
        <text:list-item>
          <text:p text:style-name="P5"><text:span text:style-name="T4">(2%) 請說明你實作的 CNN model，其模型架構</text:span><text:span text:style-name="T5">、訓練參數</text:span><text:span text:style-name="T4">和準確率為何？並請用與上述 CNN 接近的參數量，實做簡單的 DNN model，同時也說明其模型架構</text:span><text:span text:style-name="T5">、訓練參數</text:span><text:span text:style-name="T4">和準確率為何？並說明你觀察到了什麼？<text:line-break/>(Collaborators: )</text:span></text:p>
        </text:list-item>
      </text:list>
      <text:p text:style-name="P6"><text:span text:style-name="T4">答：</text:span></text:p>
      <text:list xml:id="list81752436131527" text:continue-numbering="true" text:style-name="WWNum1">
        <text:list-item>
          <text:p text:style-name="P5"><text:span text:style-name="T4">(1%) 承上題，請分別畫出這兩個model的訓練過程 (i.e., loss/accuracy v.s. epoch)<text:line-break/>(Collaborators: )</text:span></text:p>
        </text:list-item>
      </text:list>
      <text:p text:style-name="P7"><text:span text:style-name="T4"><text:tab/>答：</text:span></text:p>
      <text:list xml:id="list81752596003906" text:continue-numbering="true" text:style-name="WWNum1">
        <text:list-item>
          <text:p text:style-name="P5"><text:span text:style-name="T4">(1%) 請嘗試 data normalization, data augmentation,說明實作方法並且說明實行前後對準確率有什麼樣的影響？<text:line-break/>(Collaborators: )</text:span></text:p>
        </text:list-item>
      </text:list>
      <text:p text:style-name="P7"><text:span text:style-name="T4"><text:tab/>答： </text:span></text:p>
      <text:list xml:id="list81752549597240" text:continue-numbering="true" text:style-name="WWNum1">
        <text:list-item>
          <text:p text:style-name="P5"><text:span text:style-name="T4"><text:s/>(1%) </text:span><text:span text:style-name="T5">觀察答錯的圖片中，哪些 class 彼此間容易用混？[繪出 confusion matrix 分析]<text:line-break/></text:span><text:span text:style-name="T4">(Collaborators: )</text:span></text:p>
        </text:list-item>
      </text:list>
      <text:p text:style-name="P7"><text:span text:style-name="T5"><text:tab/>答：</text:span></text:p>
      <text:p text:style-name="P8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319" meta:character-count="635" meta:non-whitespace-character-count="595"/>
    <meta:generator>LibreOfficeDev/6.0.5.2$Linux_X86_64 LibreOffice_project/</meta:generator>
  </office:meta>
</office:document-meta>
</file>